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none" style:country-asian="none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acement" table:style-name="ta1">
        <table:shapes>
          <draw:frame draw:z-index="0" draw:style-name="gr1" draw:text-style-name="P1" svg:width="15.989cm" svg:height="8.993cm" svg:x="7.981cm" svg:y="0.559cm">
            <draw:object draw:notify-on-update-of-ranges="Deplacement.A3:Deplacement.A3 Deplacement.A4:Deplacement.A7 Deplacement.B3:Deplacement.B3 Deplacement.B4:Deplacement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906cm" svg:y="11.122cm">
            <draw:object draw:notify-on-update-of-ranges="Deplacement.A29:Deplacement.A29 Deplacement.A30:Deplacement.A32 Deplacement.B29:Deplacement.B29 Deplacement.B30:Deplacement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Robot Thymio à vitesse 200</text:p>
          </table:table-cell>
          <table:table-cell/>
        </table:table-row>
        <table:table-row table:style-name="ro1">
          <table:table-cell office:value-type="string" calcext:value-type="string">
            <text:p>distance parcourue (cm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2">
          <table:table-cell table:style-name="ce1" office:value-type="string" calcext:value-type="string">
            <text:p>Robot Thymio à vitesse 300</text:p>
          </table:table-cell>
          <table:table-cell/>
        </table:table-row>
        <table:table-row table:style-name="ro1">
          <table:table-cell office:value-type="string" calcext:value-type="string">
            <text:p>distance parcourue (cm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Rotation" table:style-name="ta1">
        <table:shapes>
          <draw:frame draw:z-index="0" draw:style-name="gr1" draw:text-style-name="P1" svg:width="15.998cm" svg:height="9.016cm" svg:x="6.938cm" svg:y="1.118cm">
            <draw:object draw:notify-on-update-of-ranges="Rotation.B3:Rotation.B3 Rotation.A4:Rotation.A10 Rotation.A3:Rotation.A3 Rotation.B4:Rotation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Robot Thymio tourne droite à vitesse 100</text:p>
          </table:table-cell>
          <table:table-cell/>
        </table:table-row>
        <table:table-row table:style-name="ro1">
          <table:table-cell office:value-type="string" calcext:value-type="string">
            <text:p>Rotation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0:27:03.780110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20:27:06.528547408</meta:creation-date>
    <meta:editing-duration>PT5H28M25S</meta:editing-duration>
    <meta:editing-cycles>3</meta:editing-cycles>
    <meta:generator>LibreOffice/7.0.4.2$Linux_X86_64 LibreOffice_project/00$Build-2</meta:generator>
    <dc:date>2021-01-11T02:16:08.282114791</dc:date>
    <meta:document-statistic meta:table-count="2" meta:cell-count="4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4cm" xlink:href=".." xlink:type="simple" chart:class="chart:scatter" chart:style-name="ch1">
        <chart:title svg:x="5.147cm" svg:y="0.315cm" chart:style-name="ch2">
          <text:p>Robot Thymio à vitesse 200</text:p>
        </chart:title>
        <chart:plot-area chart:style-name="ch3" table:cell-range-address="Deplacement.A3:Deplacement.B7" chart:data-source-has-labels="row" svg:x="1.33cm" svg:y="1.273cm" svg:width="14.341cm" svg:height="6.561cm">
          <chart:coordinate-region svg:x="2.322cm" svg:y="1.472cm" svg:width="13.162cm" svg:height="5.715cm"/>
          <chart:axis chart:dimension="x" chart:name="primary-x" chart:style-name="ch4">
            <chart:title svg:x="7.477cm" svg:y="8.013cm" chart:style-name="ch5">
              <text:p>distance (cm)</text:p>
            </chart:title>
          </chart:axis>
          <chart:axis chart:dimension="y" chart:name="primary-y" chart:style-name="ch4">
            <chart:title svg:x="0.451cm" svg:y="5.404cm" chart:style-name="ch6">
              <text:p>temps (ms)</text:p>
            </chart:title>
            <chart:grid chart:style-name="ch7" chart:class="major"/>
          </chart:axis>
          <chart:series chart:style-name="ch8" chart:values-cell-range-address="Deplacement.B4:Deplacement.B7" chart:label-cell-address="Deplacement.B3:Deplacement.B3" chart:class="chart:scatter">
            <chart:domain table:cell-range-address="Deplacement.A4:Deplacement.A7"/>
            <chart:regression-curve chart:style-name="ch9">
              <chart:equation chart:display-equation="true" chart:display-r-square="true"/>
            </chart:regression-curve>
            <chart:data-point chart:repeated="2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3:Deplacement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Deplacement.A4:Deplacement.A7</svg:desc>
                </draw:g>
              </table:table-cell>
              <table:table-cell office:value-type="float" office:value="150">
                <text:p>150</text:p>
                <draw:g>
                  <svg:desc>Deplacement.B4:Deplacement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">
                <text:p>6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">
                <text:p>12.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8">
                <text:p>19.8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Robot Thymio à vitesse 300</text:p>
        </chart:title>
        <chart:plot-area chart:style-name="ch3" table:cell-range-address="Deplacement.A29:Deplacement.B32" chart:data-source-has-labels="row" svg:x="1.331cm" svg:y="1.275cm" svg:width="14.349cm" svg:height="6.564cm">
          <chart:coordinate-region svg:x="2.323cm" svg:y="1.474cm" svg:width="13.17cm" svg:height="5.718cm"/>
          <chart:axis chart:dimension="x" chart:name="primary-x" chart:style-name="ch4">
            <chart:title svg:x="7.482cm" svg:y="8.019cm" chart:style-name="ch5">
              <text:p>distance (cm)</text:p>
            </chart:title>
          </chart:axis>
          <chart:axis chart:dimension="y" chart:name="primary-y" chart:style-name="ch6">
            <chart:title svg:x="0.451cm" svg:y="5.408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30:Deplacement.B32" chart:label-cell-address="Deplacement.B29:Deplacement.B29" chart:class="chart:scatter">
            <chart:domain table:cell-range-address="Deplacement.A30:Deplacement.A32"/>
            <chart:regression-curve chart:style-name="ch10">
              <chart:equation chart:display-equation="true" chart:display-r-square="true" svg:x="3.047cm" svg:y="1.57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29:Deplacement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Deplacement.A30:Deplacement.A32</svg:desc>
                </draw:g>
              </table:table-cell>
              <table:table-cell office:value-type="float" office:value="150">
                <text:p>150</text:p>
                <draw:g>
                  <svg:desc>Deplacement.B30:Deplacement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4">
                <text:p>9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17cm" xlink:href=".." xlink:type="simple" chart:class="chart:scatter" chart:style-name="ch1">
        <chart:title svg:x="3.841cm" svg:y="0.316cm" chart:style-name="ch2">
          <text:p>Robot Thymio tourne droite à vitesse 100</text:p>
        </chart:title>
        <chart:plot-area chart:style-name="ch3" table:cell-range-address="Rotation.A3:Rotation.B10" chart:data-source-has-labels="row" svg:x="1.33cm" svg:y="1.275cm" svg:width="14.35cm" svg:height="6.581cm">
          <chart:coordinate-region svg:x="2.322cm" svg:y="1.474cm" svg:width="13.078cm" svg:height="5.735cm"/>
          <chart:axis chart:dimension="x" chart:name="primary-x" chart:style-name="ch4">
            <chart:title svg:x="7.628cm" svg:y="8.036cm" chart:style-name="ch5">
              <text:p>Rotation (°)</text:p>
            </chart:title>
          </chart:axis>
          <chart:axis chart:dimension="y" chart:name="primary-y" chart:style-name="ch6">
            <chart:title svg:x="0.451cm" svg:y="5.416cm" chart:style-name="ch7">
              <text:p>temps (ms)</text:p>
            </chart:title>
            <chart:grid chart:style-name="ch8" chart:class="major"/>
          </chart:axis>
          <chart:series chart:style-name="ch9" chart:values-cell-range-address="Rotation.B4:Rotation.B10" chart:label-cell-address="Rotation.A3:Rotation.A3" chart:class="chart:scatter">
            <chart:domain table:cell-range-address="Rotation.A4:Rotation.A10"/>
            <chart:regression-curve chart:style-name="ch10">
              <chart:equation chart:display-equation="true" chart:display-r-square="true" svg:x="2.389cm" svg:y="1.45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otation (°)</text:p>
                <draw:g>
                  <svg:desc>Rotation.A3:Rotation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otation.A4:Rotation.A10</svg:desc>
                </draw:g>
              </table:table-cell>
              <table:table-cell office:value-type="float" office:value="150">
                <text:p>150</text:p>
                <draw:g>
                  <svg:desc>Rotation.B4:Rotation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